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909" officeooo:paragraph-rsid="00046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e Image: leest nodige info en returnt image.</text:p>
      <text:p text:style-name="P1"/>
      <text:p text:style-name="P1">TwoD: maakt 2d tekeningen.</text:p>
      <text:p text:style-name="P1"/>
      <text:p text:style-name="P1">Draw2Dline: tekent 2D lijnen</text:p>
      <text:p text:style-name="P1"/>
      <text:p text:style-name="P1">ThreeD: maakt 3D lijntekeningen.</text:p>
      <text:p text:style-name="P1"/>
      <text:p text:style-name="P1">ThreeD1: maakt 3D figur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aam: Mohammed El Aser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23:05:00.524021268</meta:creation-date>
    <dc:date>2022-05-29T23:10:15.632719587</dc:date>
    <meta:editing-duration>PT5M15S</meta:editing-duration>
    <meta:editing-cycles>1</meta:editing-cycles>
    <meta:document-statistic meta:table-count="0" meta:image-count="0" meta:object-count="0" meta:page-count="1" meta:paragraph-count="6" meta:word-count="28" meta:character-count="185" meta:non-whitespace-character-count="163"/>
    <meta:generator>LibreOffice/6.4.7.2$Linux_X86_64 LibreOffice_project/40$Build-2</meta:generator>
  </office:meta>
</office:document-meta>
</file>